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59cm" svg:height="17.93cm" svg:x="10.047cm" svg:y="1.381cm">
            <draw:object draw:notify-on-update-of-ranges="Лист1.A1:Лист1.A100 Лист1.B1:Лист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00:23:03.939750826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591cm" svg:height="17.931cm" xlink:href=".." xlink:type="simple" chart:class="chart:scatter" chart:style-name="ch1">
        <chart:legend chart:legend-position="end" svg:x="26.633cm" svg:y="8.666cm" style:legend-expansion="high" chart:style-name="ch2"/>
        <chart:plot-area chart:style-name="ch3" table:cell-range-address="Лист1.A1:Лист1.B100" svg:x="0.619cm" svg:y="0.516cm" svg:width="25.45cm" svg:height="17.215cm">
          <chartooo:coordinate-region svg:x="1.426cm" svg:y="0.716cm" svg:width="23.9cm" svg:height="16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0</svg:desc>
                </draw:g>
              </table:table-cell>
              <table:table-cell office:value-type="float" office:value="5">
                <text:p>5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